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2" style:family="graphic" style:parent-style-name="standard">
      <style:graphic-properties draw:stroke="dash" draw:stroke-dash="Double_20_Dash" svg:stroke-linecap="butt" draw:textarea-horizontal-align="justify" draw:textarea-vertical-align="middle" draw:auto-grow-height="false" fo:min-height="0.458cm" fo:min-width="1.6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1.55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0.914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25cm" fo:min-width="1.75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3.03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2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1.904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25cm" fo:min-width="1.7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xml:id="id1" draw:id="id1" draw:layer="layout" svg:width="3.5cm" svg:height="1.5cm" svg:x="3.5cm" svg:y="1.999cm">
          <text:p text:style-name="P1">Clien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099cm" svg:height="1cm" svg:x="3.901cm" svg:y="0.501cm">
          <text:p text:style-name="P2"><text:span text:style-name="T1">nom</text:span><text:span text:style-name="T1">b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4" draw:id="id4" draw:layer="layout" svg:width="2.9cm" svg:height="1cm" svg:x="0.8cm" svg:y="0.5cm">
          <text:p text:style-name="P4"><text:span text:style-name="T2">cedul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3" draw:id="id3" draw:layer="layout" svg:width="2cm" svg:height="1cm" svg:x="0.999cm" svg:y="2.5cm">
          <text:p text:style-name="P5"><text:span text:style-name="T3">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svg:x1="5.25cm" svg:y1="1.999cm" svg:x2="5.451cm" svg:y2="1.501cm" draw:start-shape="id1" draw:start-glue-point="0" draw:end-shape="id2" draw:end-glue-point="8" svg:d="M5250 1999v-248h201v-250" svg:viewBox="0 0 202 499">
          <text:p/>
        </draw:connector>
        <draw:connector draw:style-name="gr5" draw:text-style-name="P6" draw:layer="layout" svg:x1="2.999cm" svg:y1="3cm" svg:x2="3.5cm" svg:y2="2.749cm" draw:start-shape="id3" draw:start-glue-point="10" draw:end-shape="id1" draw:end-glue-point="3" svg:d="M2999 3000h251v-251h250" svg:viewBox="0 0 502 252">
          <text:p/>
        </draw:connector>
        <draw:connector draw:style-name="gr5" draw:text-style-name="P6" draw:layer="layout" draw:line-skew="0cm 2.002cm 2.001cm" svg:x1="2.25cm" svg:y1="1.5cm" svg:x2="5.25cm" svg:y2="1.999cm" draw:start-shape="id4" draw:start-glue-point="8" draw:end-shape="id1" draw:end-glue-point="0" svg:d="M2250 1500v502h51v-2h2949v-1" svg:viewBox="0 0 3001 503">
          <text:p/>
        </draw:connector>
        <draw:custom-shape draw:style-name="gr1" draw:text-style-name="P1" xml:id="id6" draw:id="id6" draw:layer="layout" svg:width="3.5cm" svg:height="1.5cm" svg:x="9.802cm" svg:y="12cm">
          <text:p text:style-name="P1">usuario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3.099cm" svg:height="1cm" svg:x="13.401cm" svg:y="14.001cm">
          <text:p text:style-name="P2"><text:span text:style-name="T1">n</text:span><text:span text:style-name="T1">o</text:span><text:span text:style-name="T1">m</text:span><text:span text:style-name="T1">b</text:span><text:span text:style-name="T1">r</text:span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2.9cm" svg:height="1cm" svg:x="10.401cm" svg:y="14.001cm">
          <text:p text:style-name="P4"><text:span text:style-name="T2">c</text:span><text:span text:style-name="T2">e</text:span><text:span text:style-name="T2">d</text:span><text:span text:style-name="T2">u</text:span><text:span text:style-name="T2">l</text:span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" draw:id="id5" draw:layer="layout" svg:width="2cm" svg:height="1cm" svg:x="7.1cm" svg:y="14.001cm">
          <text:p text:style-name="P5"><text:span text:style-name="T3">i</text:span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line-skew="-0.202cm -1.002cm 2.801cm" svg:x1="9.1cm" svg:y1="14.501cm" svg:x2="9.802cm" svg:y2="12.75cm" draw:start-shape="id5" draw:start-glue-point="10" draw:end-shape="id6" draw:end-glue-point="3" svg:d="M9100 14501h300v-1751h402" svg:viewBox="0 0 703 1752">
          <text:p/>
        </draw:connector>
        <draw:custom-shape draw:style-name="gr1" draw:text-style-name="P1" xml:id="id8" draw:id="id8" draw:layer="layout" svg:width="3.5cm" svg:height="1.5cm" svg:x="15.5cm" svg:y="1.499cm">
          <text:p text:style-name="P1">Proveedo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099cm" svg:height="1cm" svg:x="19cm" svg:y="0.3cm">
          <text:p text:style-name="P2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2.9cm" svg:height="1cm" svg:x="12.599cm" svg:y="0.3cm">
          <text:p text:style-name="P4"><text:span text:style-name="T2">n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9" draw:id="id9" draw:layer="layout" svg:width="2cm" svg:height="1cm" svg:x="16.499cm" svg:y="0.3cm">
          <text:p text:style-name="P5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9" draw:id="id19" draw:layer="layout" svg:width="2.9cm" svg:height="1cm" svg:x="0.099cm" svg:y="5.5cm">
          <text:p text:style-name="P4"><text:span text:style-name="T2">fech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xml:id="id18" draw:id="id18" draw:layer="layout" svg:width="4.501cm" svg:height="3cm" svg:x="5cm" svg:y="6.5cm">
          <text:p text:style-name="P7"><text:span text:style-name="T4">Ven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14.049cm" svg:y1="1.3cm" svg:x2="15.5cm" svg:y2="2.249cm" draw:start-shape="id7" draw:start-glue-point="8" draw:end-shape="id8" draw:end-glue-point="3" svg:d="M14049 1300v949h1451" svg:viewBox="0 0 1452 950">
          <text:p/>
        </draw:connector>
        <draw:connector draw:style-name="gr5" draw:text-style-name="P6" draw:layer="layout" svg:x1="17.499cm" svg:y1="1.3cm" svg:x2="17.25cm" svg:y2="1.499cm" draw:start-shape="id9" draw:start-glue-point="8" draw:end-shape="id8" draw:end-glue-point="0" svg:d="M17499 1300v100h-249v99" svg:viewBox="0 0 250 200">
          <text:p/>
        </draw:connector>
        <draw:connector draw:style-name="gr5" draw:text-style-name="P6" draw:layer="layout" svg:x1="19cm" svg:y1="2.249cm" svg:x2="20.55cm" svg:y2="1.3cm" draw:start-shape="id8" draw:start-glue-point="1" draw:end-shape="id10" draw:end-glue-point="8" svg:d="M19000 2249h1550v-949" svg:viewBox="0 0 1551 950">
          <text:p/>
        </draw:connector>
        <draw:connector draw:style-name="gr5" draw:text-style-name="P6" draw:layer="layout" svg:x1="11.851cm" svg:y1="14.001cm" svg:x2="11.552cm" svg:y2="13.5cm" draw:start-shape="id11" draw:start-glue-point="4" draw:end-shape="id6" draw:end-glue-point="2" svg:d="M11851 14001v-250h-299v-251" svg:viewBox="0 0 300 502">
          <text:p/>
        </draw:connector>
        <draw:connector draw:style-name="gr5" draw:text-style-name="P6" draw:layer="layout" draw:line-skew="0cm -3.001cm -2.003cm" svg:x1="14.951cm" svg:y1="14.001cm" svg:x2="11.552cm" svg:y2="13.5cm" draw:start-shape="id12" draw:start-glue-point="4" draw:end-shape="id6" draw:end-glue-point="2" svg:d="M14951 14001v-501h-951-2448" svg:viewBox="0 0 3400 502">
          <text:p/>
        </draw:connector>
        <draw:custom-shape draw:style-name="gr1" draw:text-style-name="P1" xml:id="id13" draw:id="id13" draw:layer="layout" svg:width="3.5cm" svg:height="1.5cm" svg:x="16.401cm" svg:y="8.2cm">
          <text:p text:style-name="P1">Productos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3.099cm" svg:height="1cm" svg:x="21.001cm" svg:y="10cm">
          <text:p text:style-name="P2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2.9cm" svg:height="1cm" svg:x="22.599cm" svg:y="7.5cm">
          <text:p text:style-name="P4"><text:span text:style-name="T2">stoc</text:span><text:span text:style-name="T2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14" draw:id="id14" draw:layer="layout" svg:width="2cm" svg:height="1cm" svg:x="17cm" svg:y="10cm">
          <text:p text:style-name="P5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7" draw:id="id17" draw:layer="layout" svg:width="4.999cm" svg:height="1cm" svg:x="22.5cm" svg:y="8.95cm">
          <text:p text:style-name="P4"><text:span text:style-name="T2">precio_unitari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svg:x1="19.901cm" svg:y1="8.95cm" svg:x2="19cm" svg:y2="10.5cm" draw:start-shape="id13" draw:start-glue-point="1" draw:end-shape="id14" draw:end-glue-point="10" svg:d="M19901 8950h501v1550h-1402" svg:viewBox="0 0 1403 1551">
          <text:p/>
        </draw:connector>
        <draw:connector draw:style-name="gr5" draw:text-style-name="P6" draw:layer="layout" svg:x1="19.901cm" svg:y1="8.95cm" svg:x2="21.001cm" svg:y2="10.5cm" draw:start-shape="id13" draw:start-glue-point="1" draw:end-shape="id15" draw:end-glue-point="6" svg:d="M19901 8950h550v1550h550" svg:viewBox="0 0 1101 1551">
          <text:p/>
        </draw:connector>
        <draw:connector draw:style-name="gr5" draw:text-style-name="P6" draw:layer="layout" svg:x1="19.901cm" svg:y1="8.95cm" svg:x2="22.599cm" svg:y2="8cm" draw:start-shape="id13" draw:start-glue-point="1" draw:end-shape="id16" draw:end-glue-point="6" svg:d="M19901 8950h1349v-950h1349" svg:viewBox="0 0 2699 951">
          <text:p/>
        </draw:connector>
        <draw:connector draw:style-name="gr5" draw:text-style-name="P6" draw:layer="layout" svg:x1="19.901cm" svg:y1="8.95cm" svg:x2="22.5cm" svg:y2="9.45cm" draw:start-shape="id13" draw:start-glue-point="1" draw:end-shape="id17" draw:end-glue-point="6" svg:d="M19901 8950h1299v500h1300" svg:viewBox="0 0 2600 501">
          <text:p/>
        </draw:connector>
        <draw:connector draw:style-name="gr5" draw:text-style-name="P6" draw:layer="layout" svg:x1="7.251cm" svg:y1="6.5cm" svg:x2="5.25cm" svg:y2="3.499cm" draw:start-shape="id18" draw:start-glue-point="4" draw:end-shape="id1" draw:end-glue-point="2" svg:d="M7251 6500v-1500h-2001v-1501" svg:viewBox="0 0 2002 3002">
          <text:p/>
        </draw:connector>
        <draw:custom-shape draw:style-name="gr8" draw:text-style-name="P6" xml:id="id20" draw:id="id20" draw:layer="layout" svg:width="5.5cm" svg:height="3cm" svg:x="15.5cm" svg:y="4cm">
          <text:p text:style-name="P6">compr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2.999cm" svg:y1="6cm" svg:x2="5cm" svg:y2="8cm" draw:start-shape="id19" draw:start-glue-point="10" draw:end-shape="id18" draw:end-glue-point="5" svg:d="M2999 6000h1001v2000h1000" svg:viewBox="0 0 2002 2001">
          <text:p/>
        </draw:connector>
        <draw:connector draw:style-name="gr5" draw:text-style-name="P6" draw:layer="layout" svg:x1="9.501cm" svg:y1="8cm" svg:x2="16.401cm" svg:y2="8.95cm" draw:start-shape="id18" draw:start-glue-point="7" draw:end-shape="id13" draw:end-glue-point="3" svg:d="M9501 8000h3450v950h3450" svg:viewBox="0 0 6901 951">
          <text:p/>
        </draw:connector>
        <draw:connector draw:style-name="gr5" draw:text-style-name="P6" draw:layer="layout" svg:x1="17.25cm" svg:y1="2.999cm" svg:x2="18.25cm" svg:y2="4cm" draw:start-shape="id8" draw:start-glue-point="2" draw:end-shape="id20" draw:end-glue-point="4" svg:d="M17250 2999v501h1000v500" svg:viewBox="0 0 1001 1002">
          <text:p/>
        </draw:connector>
        <draw:connector draw:style-name="gr5" draw:text-style-name="P6" draw:layer="layout" svg:x1="18.25cm" svg:y1="7cm" svg:x2="18.151cm" svg:y2="8.2cm" draw:start-shape="id20" draw:start-glue-point="6" draw:end-shape="id13" draw:end-glue-point="0" svg:d="M18250 7000v601h-99v599" svg:viewBox="0 0 100 1201">
          <text:p/>
        </draw:connector>
        <draw:custom-shape draw:style-name="gr3" draw:text-style-name="P4" xml:id="id21" draw:id="id21" draw:layer="layout" svg:width="2.9cm" svg:height="1cm" svg:x="0cm" svg:y="8cm">
          <text:p text:style-name="P4"><text:span text:style-name="T2">tot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svg:x1="2.9cm" svg:y1="8.5cm" svg:x2="5cm" svg:y2="8cm" draw:start-shape="id21" draw:start-glue-point="10" draw:end-shape="id18" draw:end-glue-point="5" svg:d="M2900 8500h1050v-500h1050" svg:viewBox="0 0 2101 501">
          <text:p/>
        </draw:connector>
        <draw:custom-shape draw:style-name="gr3" draw:text-style-name="P4" xml:id="id22" draw:id="id22" draw:layer="layout" svg:width="2.9cm" svg:height="1cm" svg:x="24.5cm" svg:y="4.5cm">
          <text:p text:style-name="P4"><text:span text:style-name="T2">fech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23" draw:id="id23" draw:layer="layout" svg:width="2.9cm" svg:height="1cm" svg:x="21.5cm" svg:y="6cm">
          <text:p text:style-name="P4"><text:span text:style-name="T2">tot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line-skew="0cm -0.502cm" svg:x1="21cm" svg:y1="5.5cm" svg:x2="24.924cm" svg:y2="5.354cm" draw:start-shape="id20" draw:start-glue-point="7" draw:end-shape="id22" draw:end-glue-point="7" svg:d="M21000 5500h1751 2173v-146" svg:viewBox="0 0 3925 147">
          <text:p/>
        </draw:connector>
        <draw:connector draw:style-name="gr5" draw:text-style-name="P6" draw:layer="layout" svg:x1="22.95cm" svg:y1="6cm" svg:x2="21cm" svg:y2="5.5cm" draw:start-shape="id23" draw:start-glue-point="4" draw:end-shape="id20" draw:end-glue-point="7" svg:d="M22950 6000v-500h-1950" svg:viewBox="0 0 1951 501">
          <text:p/>
        </draw:connector>
        <draw:custom-shape draw:style-name="gr9" draw:text-style-name="P4" xml:id="id24" draw:id="id24" draw:layer="layout" svg:width="3.4cm" svg:height="1cm" svg:x="22cm" svg:y="3cm">
          <text:p text:style-name="P4"><text:span text:style-name="T2">cantida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svg:x1="22.498cm" svg:y1="3.854cm" svg:x2="21cm" svg:y2="5.5cm" draw:start-shape="id24" draw:start-glue-point="7" draw:end-shape="id20" draw:end-glue-point="7" svg:d="M22498 3854v1646h-1498" svg:viewBox="0 0 1499 1647">
          <text:p/>
        </draw:connector>
        <draw:custom-shape draw:style-name="gr9" draw:text-style-name="P4" xml:id="id25" draw:id="id25" draw:layer="layout" svg:width="3.4cm" svg:height="1cm" svg:x="0.1cm" svg:y="11cm">
          <text:p text:style-name="P4"><text:span text:style-name="T2">cantida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line-skew="-0.25cm" svg:x1="3.5cm" svg:y1="11.5cm" svg:x2="5cm" svg:y2="8cm" draw:start-shape="id25" draw:start-glue-point="10" draw:end-shape="id18" draw:end-glue-point="5" svg:d="M3500 11500h500v-3500h1000" svg:viewBox="0 0 1501 3501">
          <text:p/>
        </draw:connector>
        <draw:connector draw:style-name="gr5" draw:text-style-name="P6" draw:layer="layout" svg:x1="11.552cm" svg:y1="12cm" svg:x2="7.251cm" svg:y2="9.5cm" draw:start-shape="id6" draw:start-glue-point="0" draw:end-shape="id18" draw:end-glue-point="6" svg:d="M11552 12000v-1249h-4301v-1251" svg:viewBox="0 0 4302 2501">
          <text:p/>
        </draw:connector>
        <draw:connector draw:style-name="gr5" draw:text-style-name="P6" draw:layer="layout" svg:x1="11.552cm" svg:y1="12cm" svg:x2="15.5cm" svg:y2="5.5cm" draw:start-shape="id6" draw:start-glue-point="0" draw:end-shape="id20" draw:end-glue-point="5" svg:d="M11552 12000v-6500h3948" svg:viewBox="0 0 3949 6501">
          <text:p/>
        </draw:connector>
        <draw:custom-shape draw:style-name="gr1" draw:text-style-name="P1" xml:id="id27" draw:id="id27" draw:layer="layout" svg:width="3.5cm" svg:height="1.5cm" svg:x="23cm" svg:y="12cm">
          <text:p text:style-name="P1">roles</text:p>
          <draw:enhanced-geometry svg:viewBox="0 0 21600 21600" draw:type="rectangle" draw:enhanced-path="M 0 0 L 21600 0 21600 21600 0 21600 0 0 Z N"/>
        </draw:custom-shape>
        <draw:custom-shape draw:style-name="gr10" draw:text-style-name="P8" xml:id="id30" draw:id="id30" draw:layer="layout" svg:width="4.501cm" svg:height="3cm" svg:x="16.5cm" svg:y="11.5cm">
          <text:p text:style-name="P7"><text:span text:style-name="T4">ro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8" draw:id="id28" draw:layer="layout" svg:width="3.099cm" svg:height="1cm" svg:x="24.901cm" svg:y="14.5cm">
          <text:p text:style-name="P2"><text:span text:style-name="T1">nom</text:span><text:span text:style-name="T1">bre_r</text:span><text:span text:style-name="T1">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6" draw:id="id26" draw:layer="layout" svg:width="2cm" svg:height="1cm" svg:x="21cm" svg:y="14cm">
          <text:p text:style-name="P5"><text:span text:style-name="T3">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svg:x1="23cm" svg:y1="14.5cm" svg:x2="24.75cm" svg:y2="13.5cm" draw:start-shape="id26" draw:start-glue-point="10" draw:end-shape="id27" draw:end-glue-point="2" svg:d="M23000 14500h1750v-1000" svg:viewBox="0 0 1751 1001">
          <text:p/>
        </draw:connector>
        <draw:connector draw:style-name="gr5" draw:text-style-name="P6" draw:layer="layout" svg:x1="26.451cm" svg:y1="14.5cm" svg:x2="24.75cm" svg:y2="13.5cm" draw:start-shape="id28" draw:start-glue-point="4" draw:end-shape="id27" draw:end-glue-point="2" svg:d="M26451 14500v-500h-1701v-500" svg:viewBox="0 0 1702 1001">
          <text:p/>
        </draw:connector>
        <draw:connector draw:style-name="gr5" draw:text-style-name="P6" xml:id="id29" draw:id="id29" draw:layer="layout" svg:x1="13.302cm" svg:y1="12.75cm" svg:x2="13.302cm" svg:y2="12.75cm" draw:start-shape="id6" draw:start-glue-point="1" draw:end-shape="id6" draw:end-glue-point="1" svg:d="M13302 12750z" svg:viewBox="0 0 1 1">
          <text:p/>
        </draw:connector>
        <draw:connector draw:style-name="gr5" draw:text-style-name="P6" draw:layer="layout" svg:x1="13.302cm" svg:y1="12.75cm" svg:x2="16.5cm" svg:y2="13cm" draw:start-shape="id29" draw:start-glue-point="0" draw:end-shape="id30" draw:end-glue-point="5" svg:d="M13302 12750h1599v250h1599" svg:viewBox="0 0 3199 251">
          <text:p/>
        </draw:connector>
        <draw:connector draw:style-name="gr5" draw:text-style-name="P6" draw:layer="layout" svg:x1="21.001cm" svg:y1="13cm" svg:x2="23cm" svg:y2="12.75cm" draw:start-shape="id30" draw:start-glue-point="7" draw:end-shape="id27" draw:end-glue-point="3" svg:d="M21001 13000h1000v-250h999" svg:viewBox="0 0 2000 251">
          <text:p/>
        </draw:connector>
        <draw:frame draw:style-name="gr11" draw:text-style-name="P9" draw:layer="layout" svg:width="1.031cm" svg:height="0.962cm" svg:x="5.5cm" svg:y="5.538cm">
          <draw:text-box>
            <text:p text:style-name="P6">M</text:p>
          </draw:text-box>
        </draw:frame>
        <draw:frame draw:style-name="gr12" draw:text-style-name="P10" draw:layer="layout" svg:width="0.853cm" svg:height="0.962cm" svg:x="5.5cm" svg:y="3.499cm">
          <draw:text-box>
            <text:p text:style-name="P7">1</text:p>
          </draw:text-box>
        </draw:frame>
        <draw:frame draw:style-name="gr13" draw:text-style-name="P9" draw:layer="layout" svg:width="1.031cm" svg:height="0.962cm" svg:x="9.469cm" svg:y="7cm">
          <draw:text-box>
            <text:p text:style-name="P6">M</text:p>
          </draw:text-box>
        </draw:frame>
        <draw:frame draw:style-name="gr13" draw:text-style-name="P9" draw:layer="layout" svg:width="0.959cm" svg:height="0.962cm" svg:x="15cm" svg:y="7.988cm">
          <draw:text-box>
            <text:p text:style-name="P7">N</text:p>
          </draw:text-box>
        </draw:frame>
        <draw:frame draw:style-name="gr13" draw:text-style-name="P9" draw:layer="layout" svg:width="1.031cm" svg:height="0.962cm" svg:x="7.541cm" svg:y="9.5cm">
          <draw:text-box>
            <text:p text:style-name="P7">M</text:p>
          </draw:text-box>
        </draw:frame>
        <draw:frame draw:style-name="gr13" draw:text-style-name="P9" draw:layer="layout" svg:width="0.853cm" svg:height="0.962cm" svg:x="9.469cm" svg:y="10.538cm">
          <draw:text-box>
            <text:p text:style-name="P7">1</text:p>
          </draw:text-box>
        </draw:frame>
        <draw:frame draw:style-name="gr13" draw:text-style-name="P9" draw:layer="layout" svg:width="0.853cm" svg:height="0.962cm" svg:x="11.647cm" svg:y="9.538cm">
          <draw:text-box>
            <text:p text:style-name="P7">1</text:p>
          </draw:text-box>
        </draw:frame>
        <draw:frame draw:style-name="gr13" draw:text-style-name="P9" draw:layer="layout" svg:width="1.031cm" svg:height="0.962cm" svg:x="13.5cm" svg:y="4.538cm">
          <draw:text-box>
            <text:p text:style-name="P7">M</text:p>
          </draw:text-box>
        </draw:frame>
        <draw:frame draw:style-name="gr13" draw:text-style-name="P9" draw:layer="layout" svg:width="0.959cm" svg:height="0.962cm" svg:x="18.5cm" svg:y="7.5cm">
          <draw:text-box>
            <text:p text:style-name="P7">N</text:p>
          </draw:text-box>
        </draw:frame>
        <draw:frame draw:style-name="gr13" draw:text-style-name="P9" draw:layer="layout" svg:width="1.031cm" svg:height="0.962cm" svg:x="18.5cm" svg:y="6.538cm">
          <draw:text-box>
            <text:p text:style-name="P7">M</text:p>
          </draw:text-box>
        </draw:frame>
        <draw:frame draw:style-name="gr13" draw:text-style-name="P9" draw:layer="layout" svg:width="1.031cm" svg:height="0.962cm" svg:x="16.4cm" svg:y="2.738cm">
          <draw:text-box>
            <text:p text:style-name="P7">M</text:p>
          </draw:text-box>
        </draw:frame>
        <draw:frame draw:style-name="gr13" draw:text-style-name="P9" draw:layer="layout" svg:width="0.853cm" svg:height="0.962cm" svg:x="18.5cm" svg:y="3.5cm">
          <draw:text-box>
            <text:p text:style-name="P7">1</text:p>
          </draw:text-box>
        </draw:frame>
        <draw:frame draw:style-name="gr13" draw:text-style-name="P9" draw:layer="layout" svg:width="0.853cm" svg:height="0.962cm" svg:x="22.292cm" svg:y="12.501cm">
          <draw:text-box>
            <text:p text:style-name="P7">1</text:p>
          </draw:text-box>
        </draw:frame>
        <draw:frame draw:style-name="gr13" draw:text-style-name="P9" draw:layer="layout" svg:width="1.031cm" svg:height="0.962cm" svg:x="13.469cm" svg:y="11.788cm">
          <draw:text-box>
            <text:p text:style-name="P7">M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11T14:29:23.863263943</meta:creation-date>
    <dc:date>2025-07-11T15:55:08.017105028</dc:date>
    <meta:editing-duration>PT33M13S</meta:editing-duration>
    <meta:editing-cycles>1</meta:editing-cycles>
    <meta:document-statistic meta:object-count="96"/>
    <meta:generator>LibreOffice/7.3.7.2$Linux_X86_64 LibreOffice_project/30$Build-2</meta:generator>
  </office:meta>
</office:document-meta>
</file>